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Kunstler Script" svg:font-family="'Kunstler Script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6dd04" officeooo:paragraph-rsid="0006dd04"/>
    </style:style>
    <style:style style:name="P2" style:family="paragraph" style:parent-style-name="Standard">
      <style:paragraph-properties fo:text-align="start" style:justify-single-word="false"/>
      <style:text-properties officeooo:rsid="0006dd04" officeooo:paragraph-rsid="000930b2"/>
    </style:style>
    <style:style style:name="P3" style:family="paragraph" style:parent-style-name="Standard">
      <style:paragraph-properties fo:text-align="center" style:justify-single-word="false"/>
      <style:text-properties fo:font-size="16pt" officeooo:rsid="0006dd04" officeooo:paragraph-rsid="0006dd04" style:font-size-asian="16pt" style:font-size-complex="16pt"/>
    </style:style>
    <style:style style:name="P4" style:family="paragraph" style:parent-style-name="Standard">
      <style:paragraph-properties fo:text-align="end" style:justify-single-word="false"/>
      <style:text-properties fo:font-size="14pt" officeooo:rsid="0006dd04" officeooo:paragraph-rsid="0006dd04" style:font-size-asian="14pt" style:font-size-complex="14pt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style:font-name="Arial Black"/>
    </style:style>
    <style:style style:name="T3" style:family="text">
      <style:text-properties fo:color="#c9211e" loext:opacity="100%" style:font-name="Arial Black1"/>
    </style:style>
    <style:style style:name="T4" style:family="text">
      <style:text-properties fo:color="#000000" loext:opacity="100%" style:font-name="Liberation Serif"/>
    </style:style>
    <style:style style:name="T5" style:family="text">
      <style:text-properties officeooo:rsid="00071b84"/>
    </style:style>
    <style:style style:name="T6" style:family="text">
      <style:text-properties officeooo:rsid="000930b2"/>
    </style:style>
    <style:style style:name="T7" style:family="text">
      <style:text-properties officeooo:rsid="000959d5"/>
    </style:style>
    <style:style style:name="T8" style:family="text">
      <style:text-properties fo:font-weight="bold" officeooo:rsid="000959d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13/03/2023</text:p>
      <text:p text:style-name="P3">Atividade de S.O.</text:p>
      <text:p text:style-name="P3"/>
      <text:p text:style-name="P1">1.(Múltipla escolha) Qual é o requisito mínimo de memória RAM para a instalação do Windows 10?</text:p>
      <text:p text:style-name="P1">a) 1 GB</text:p>
      <text:p text:style-name="P2"><text:span text:style-name="T2">X </text:span>b) 2 GB</text:p>
      <text:p text:style-name="P1"><text:span text:style-name="T4">c</text:span>) 4 GB</text:p>
      <text:p text:style-name="P1">d) 8 GB</text:p>
      <text:p text:style-name="P1"/>
      <text:p text:style-name="P1">2.(Dissertativa) Explique os passos necessários para criar uma mídia de instalação do Windows 10?</text:p>
      <text:p text:style-name="P1"/>
      <text:p text:style-name="P1">3.(Múltipla escolha) Qual é a opção que permite realizar uma instalação limpa do Windows 10?</text:p>
      <text:p text:style-name="P1">a)Atualizar este PC agora</text:p>
      <text:p text:style-name="P1">b)Manter arquivos e aplicativos pessoais</text:p>
      <text:p text:style-name="P1"><text:span text:style-name="T8">X</text:span>c)Manter apenas arquivos pessoais</text:p>
      <text:p text:style-name="P1"><text:span text:style-name="T4">d</text:span>)Nenhuma das opções anteriores</text:p>
      <text:p text:style-name="P1"/>
      <text:p text:style-name="P1">4.(Dissertativa)Quais são as principais diferenças entre a instalação do Windows 10 </text:p>
      <text:p text:style-name="P1">em modo <text:span text:style-name="T6">UE</text:span>FI e em modo Legacy?</text:p>
      <text:p text:style-name="P1"/>
      <text:p text:style-name="P1">5.(Múltipla escolha)Qual é a ferramenta utilizada para particionar o disco durante a instalação do Windows 10?</text:p>
      <text:p text:style-name="P1">a) Gerenciador de disco</text:p>
      <text:p text:style-name="P1">b) Prompt de comando</text:p>
      <text:p text:style-name="P1">c) Gerenciador de tarefas</text:p>
      <text:p text:style-name="P1">d) Painel de controle</text:p>
      <text:p text:style-name="P1"/>
      <text:p text:style-name="P1">6.(Dissertativa) Explique o que é o processo de ativação do Windows 10 e por que ele é importante.</text:p>
      <text:p text:style-name="P1"/>
      <text:p text:style-name="P1">7.(Múltipla escolha) Qual é a opção que permite escolher a edição do Windows 10 a ser instalada?</text:p>
      <text:p text:style-name="P1">a) Personalizada</text:p>
      <text:p text:style-name="P1">b) Upgrade</text:p>
      <text:p text:style-name="P1">c) Personalizada: Instalar apenas o Windows (avançado)</text:p>
      <text:p text:style-name="P1">d) Nenhuma das opções anteriores</text:p>
      <text:p text:style-name="P1"/>
      <text:p text:style-name="P1">8.(Dissertativa) Quais são as principais etapas de instalação do Windows 10?</text:p>
      <text:p text:style-name="P1">Explique cada uma delas.</text:p>
      <text:p text:style-name="P1"/>
      <text:p text:style-name="P1">9.(Múltipla escolha) Qual é a opção que permite escolher o idioma a ser utilizado durante a instalação do Windows 10?</text:p>
      <text:p text:style-name="P1">a)Personalizada</text:p>
      <text:p text:style-name="P1">b) Upgrde</text:p>
      <text:p text:style-name="P1">c) Personalizada: Instalar apenas o Windows (avançado)</text:p>
      <text:p text:style-name="P1">d) Nenhuma das anteriores</text:p>
      <text:p text:style-name="P1"/>
      <text:p text:style-name="P1">10.(Dissertativa) Explique como realizar uma atualização do Windows 7 ou Windows 9 para <text:s/>o Windows 10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Kunstler Script" svg:font-family="'Kunstler Script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3T08:12:20.238000000</meta:creation-date>
    <dc:date>2023-03-13T14:15:33.474000000</dc:date>
    <meta:editing-duration>PT6H3M12S</meta:editing-duration>
    <meta:editing-cycles>4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34" meta:word-count="245" meta:character-count="1512" meta:non-whitespace-character-count="1298"/>
  </office:meta>
</office:document-meta>
</file>